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1B700000147349B187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6633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1.614cm" svg:height="8.651cm" svg:x="0.186cm" svg:y="-0.2cm">
          <draw:image xlink:href="Pictures/10000201000001B700000147349B187C.png" xlink:type="simple" xlink:show="embed" xlink:actuate="onLoad">
            <text:p/>
          </draw:image>
        </draw:frame>
        <draw:custom-shape draw:style-name="gr2" draw:text-style-name="P1" draw:layer="layout" svg:width="12cm" svg:height="2.3cm" svg:x="0cm" svg:y="7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2.1cm" svg:x="5.7cm" svg:y="4.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6cm" svg:x2="6.2cm" svg:y2="5.9cm">
          <text:p/>
        </draw:line>
        <draw:frame draw:style-name="gr5" draw:layer="layout" svg:width="4.4cm" svg:height="1.1cm" svg:x="7.7cm" svg:y="5.6cm">
          <draw:text-box>
            <text:p>実際には透明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06-25T19:01:28</meta:creation-date>
    <dc:date>2016-08-01T16:52:58</dc:date>
    <dc:creator>tokai </dc:creator>
    <meta:editing-duration>P0D</meta:editing-duration>
    <meta:editing-cycles>2</meta:editing-cycles>
    <meta:generator>LibreOffice/3.5$Linux_x86 LibreOffice_project/350m1$Build-2</meta:generator>
    <meta:document-statistic meta:object-count="5"/>
  </office:meta>
</office:document-meta>
</file>